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3000002617576776065B6FBB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001cm" svg:y="-0.506cm" presentation:class="title" presentation:user-transformed="true">
          <draw:text-box>
            <text:p text:style-name="P1"><text:span text:style-name="T1">Analyse du besoin </text:span></text:p>
          </draw:text-box>
        </draw:frame>
        <draw:frame draw:style-name="gr1" draw:text-style-name="P2" draw:layer="layout" svg:width="19.479cm" svg:height="18cm" svg:x="0.121cm" svg:y="2.8cm">
          <draw:image xlink:href="Pictures/1000000000000293000002617576776065B6FBB7.png" xlink:type="simple" xlink:show="embed" xlink:actuate="onLoad">
            <text:p/>
          </draw:image>
        </draw:frame>
        <draw:frame draw:style-name="gr2" draw:text-style-name="P4" draw:layer="layout" svg:width="6.4cm" svg:height="5.875cm" svg:x="21cm" svg:y="3.4cm">
          <draw:text-box>
            <text:p text:style-name="P3"><text:span text:style-name="T2">Ce diagramme nous montre la fonction principale tout en haut en incluant les fonctions secondaires plus bas</text:span><text:span text:style-name="T2"><text:tab/></text:span><text:span text:style-name="T2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3.365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6T13:27:22.287000000</meta:creation-date>
    <dc:date>2021-03-26T14:05:04.670000000</dc:date>
    <meta:editing-duration>PT9M19S</meta:editing-duration>
    <meta:editing-cycles>1</meta:editing-cycles>
    <meta:document-statistic meta:object-count="26"/>
    <meta:generator>LibreOffice/5.4.1.2$Windows_X86_64 LibreOffice_project/ea7cb86e6eeb2bf3a5af73a8f7777ac570321527</meta:generator>
  </office:meta>
</office:document-meta>
</file>